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Standard">
      <style:text-properties officeooo:paragraph-rsid="0feebff8"/>
    </style:style>
    <style:style style:name="P68" style:family="paragraph" style:parent-style-name="Footnote">
      <style:text-properties officeooo:paragraph-rsid="101c2e62"/>
    </style:style>
    <style:style style:name="P69" style:family="paragraph" style:parent-style-name="Footnote">
      <style:text-properties officeooo:paragraph-rsid="101de698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102fa8d9"/>
    </style:style>
    <style:style style:name="P72" style:family="paragraph" style:parent-style-name="Standard">
      <style:text-properties officeooo:paragraph-rsid="1030df2e"/>
    </style:style>
    <style:style style:name="P73" style:family="paragraph" style:parent-style-name="Standard">
      <style:text-properties officeooo:paragraph-rsid="10312527"/>
    </style:style>
    <style:style style:name="P74" style:family="paragraph" style:parent-style-name="Standard">
      <style:text-properties officeooo:paragraph-rsid="1033ae2c"/>
    </style:style>
    <style:style style:name="P75" style:family="paragraph" style:parent-style-name="Standard">
      <style:text-properties officeooo:paragraph-rsid="10354195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language="en" fo:country="GB"/>
    </style:style>
    <style:style style:name="T19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fo:language="en" fo:country="GB" officeooo:rsid="0f28d107"/>
    </style:style>
    <style:style style:name="T195" style:family="text">
      <style:text-properties fo:language="en" fo:country="GB" officeooo:rsid="0ff024dc"/>
    </style:style>
    <style:style style:name="T196" style:family="text">
      <style:text-properties officeooo:rsid="0fad59bb"/>
    </style:style>
    <style:style style:name="T19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3">Checklist for installing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<text:user-field-get text:name="Version">24.04</text:user-field-get></text:span></text:span><text:span text:style-name="Strong_20_Emphasis"><text:span text:style-name="T85"><text:note text:id="ftn1" text:note-class="footnote"><text:note-citation>1</text:note-citation><text:note-body><text:p text:style-name="P69"><text:span text:style-name="T198">This </text:span><text:span text:style-name="Strong_20_Emphasis"><text:span text:style-name="T200"><text:user-field-get text:name="Distro">Ubuntu</text:user-field-get></text:span></text:span><text:span text:style-name="T199"><text:s/></text:span><text:span text:style-name="T201"><text:user-field-get text:name="Version">24.04</text:user-field-get></text:span><text:span text:style-name="T201"><text:s/>Server</text:span><text:span text:style-name="T198"> (codename noble) from April </text:span><text:span text:style-name="Strong_20_Emphasis"><text:span text:style-name="T202"><text:user-field-get text:name="Releaseyear">2024</text:user-field-get></text:span></text:span><text:span text:style-name="T198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6"><text:s/></text:span></text:span><text:span text:style-name="Strong_20_Emphasis"><text:span text:style-name="T88">Server</text:span></text:span><text:span text:style-name="Strong_20_Emphasis"><text:span text:style-name="T87">.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3">This is a fillable PDF, no printing required.</text:span></text:span></text:p>
      <text:p text:style-name="P28"><text:span text:style-name="Strong_20_Emphasis"><text:span text:style-name="T81"/></text:span></text:p>
      <text:p text:style-name="P15"><text:span text:style-name="T98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8"> behind the </text:span><text:span text:style-name="T112">underlined</text:span><text:span text:style-name="T99"> </text:span><text:span text:style-name="T98">words, see [explanation]:</text:span></text:p>
      <text:p text:style-name="P16"><text:span text:style-name="Definition"><text:span text:style-name="T193">user</text:span></text:span><text:span text:style-name="T144"><text:tab/><text:tab/></text:span><text:span text:style-name="T154"> <text:tab/><text:tab/><text:tab/> </text:span><text:span text:style-name="T145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5"><text:s text:c="2"/></text:span><text:span text:style-name="T146">[</text:span><text:span text:style-name="T152">F</text:span><text:span text:style-name="T147">ull </text:span><text:span text:style-name="T155">na</text:span><text:span text:style-name="T157">me,</text:span><text:span text:style-name="T155"> </text:span><text:span text:style-name="T157">e.g.</text:span><text:span text:style-name="T155"> </text:span><text:span text:style-name="T156">J</text:span><text:span text:style-name="T162">ohn Doe</text:span><text:span text:style-name="T161">]</text:span></text:p>
      <text:p text:style-name="P67"><text:span text:style-name="Definition"><text:span text:style-name="T160">USER</text:span></text:span><text:span text:style-name="Definition"><text:span text:style-name="T192">na</text:span></text:span><text:span text:style-name="Definition"><text:span text:style-name="T194">me</text:span></text:span><text:span text:style-name="T159"><text:tab/><text:tab/><text:tab/> </text:span><text:span text:style-name="T159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59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3">j</text:span><text:span text:style-name="T95">oh</text:span><text:span text:style-name="T93">n</text:span><text:span text:style-name="T94">]</text:span></text:p>
      <text:p text:style-name="P16"><text:span text:style-name="Definition"><text:span text:style-name="T195">serv</text:span></text:span><text:span text:style-name="Definition"><text:span text:style-name="T192">ERNA</text:span></text:span><text:span text:style-name="Definition"><text:span text:style-name="T194">me</text:span></text:span><text:span text:style-name="T163"><text:tab/> <text:tab/> </text:span><text:span text:style-name="T192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2"><text:s text:c="2"/></text:span><text:span text:style-name="T164">[</text:span><text:span text:style-name="T170">N</text:span><text:span text:style-name="T165">a</text:span><text:span text:style-name="T169">me of the</text:span><text:span text:style-name="T165"> </text:span><text:span text:style-name="T171">server</text:span><text:span text:style-name="T166">, </text:span><text:span text:style-name="T169">e.g.</text:span><text:span text:style-name="T167"> </text:span><text:span text:style-name="T171">sv</text:span><text:span text:style-name="T168">02</text:span><text:span text:style-name="T164">]</text:span></text:p>
      <text:p text:style-name="P16"><text:span text:style-name="Definition"><text:span text:style-name="T173">USER</text:span></text:span><text:span text:style-name="T172"><text:tab/><text:tab/></text:span><text:span text:style-name="T154"> <text:tab/><text:tab/><text:tab/> </text:span><text:span text:style-name="T145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5"><text:s text:c="2"/></text:span><text:span text:style-name="T146">[</text:span><text:span text:style-name="T152">F</text:span><text:span text:style-name="T148">ull </text:span><text:span text:style-name="T149">na</text:span><text:span text:style-name="T150">me</text:span><text:span text:style-name="T149"> possibly </text:span><text:span text:style-name="T153">2</text:span><text:span text:style-name="T185">nd</text:span><text:span text:style-name="T153"> </text:span><text:span text:style-name="T151">user</text:span><text:span text:style-name="T158">]</text:span></text:p>
      <text:p text:style-name="P67"><text:span text:style-name="Definition"><text:span text:style-name="T173">USERN</text:span></text:span><text:span text:style-name="Definition"><text:span text:style-name="T174">a</text:span></text:span><text:span text:style-name="Definition"><text:span text:style-name="T175">me</text:span></text:span><text:span text:style-name="Definition"><text:span text:style-name="T179"><text:tab/><text:tab/><text:tab/> </text:span></text:span><text:span text:style-name="T159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59"><text:s text:c="2"/></text:span><text:span text:style-name="T176">[</text:span><text:span text:style-name="T178">U</text:span><text:span text:style-name="T177">ser</text:span><text:span text:style-name="T181">na</text:span><text:span text:style-name="T182">me</text:span><text:span text:style-name="T181"> possibly </text:span><text:span text:style-name="T184">2</text:span><text:span text:style-name="T186">nd</text:span><text:span text:style-name="T184"> </text:span><text:span text:style-name="T183">user</text:span><text:span text:style-name="T180">]</text:span></text:p>
      <text:p text:style-name="P16"><text:span text:style-name="T96">Replace the </text:span><text:span text:style-name="T111">underlined</text:span><text:span text:style-name="T96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6">.</text:span></text:p>
      <text:p text:style-name="P47"/>
      <text:p text:style-name="P47"/>
      <text:p text:style-name="P17"><text:span text:style-name="T109">Not yet on Linux?</text:span><text:span text:style-name="T101"><text:tab/></text:span><text:span text:style-name="T105">Use</text:span><text:span text:style-name="T102"> </text:span><text:span text:style-name="Strong_20_Emphasis"><text:span text:style-name="T113">Checklist </text:span></text:span><text:span text:style-name="Strong_20_Emphasis"><text:span text:style-name="T114">transfer</text:span></text:span><text:span text:style-name="T102"> o</text:span><text:span text:style-name="T103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4"> </text:span><text:span text:style-name="T103">u</text:span><text:span text:style-name="T104">nder </text:span><text:span text:style-name="T110">Linux</text:span><text:span text:style-name="T97">.</text:span></text:p>
      <text:p text:style-name="P17"><text:span text:style-name="T107">New installation?</text:span><text:span text:style-name="T97"><text:tab/><text:tab/></text:span><text:span text:style-name="T106">Start at chapter</text:span><text:span text:style-name="T97"> </text:span><text:span text:style-name="T107"><text:bookmark-ref text:reference-format="page" text:ref-name="__RefNumPara__4009_1271708128">2</text:bookmark-ref></text:span><text:span text:style-name="T97"><text:s text:c="2"/></text:span><text:span text:style-name="T108"><text:bookmark-ref text:reference-format="text" text:ref-name="__RefNumPara__4009_1271708128">Perform installation</text:bookmark-ref></text:span><text:span text:style-name="T100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196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1">Login any additional </text:span></text:span><text:span text:style-name="Definition"><text:span text:style-name="T191">USER</text:span></text:span><text:span text:style-name="User_20_Entry"><text:span text:style-name="T66">s</text:span></text:span><text:span text:style-name="User_20_Entry"><text:span text:style-name="T71"> </text:span></text:span><text:span text:style-name="User_20_Entry"><text:span text:style-name="T61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6" draw:name="Vorm4_ 2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8">Type: </text:span></text:span><text:span text:style-name="User_20_Entry"><text:span text:style-name="T187">wget -O- karelzimmer.nl/get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7" draw:name="Vorm4_ 3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8" draw:name="Vorm4_ 4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4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16">Boot the computer from</text:span><text:span text:style-name="T120"><text:note text:id="ftn3" text:note-class="footnote"><text:note-citation>1</text:note-citation><text:note-body><text:p text:style-name="P3"><text:span text:style-name="T72">Boot menu/Setup via one of the </text:span><text:span text:style-name="T73">f</text:span><text:span text:style-name="T72">requently used keys:</text:span> <text:span text:style-name="T197">Esc</text:span>, <text:span text:style-name="T197">Delete</text:span>, <text:span text:style-name="T197">F1</text:span>, <text:span text:style-name="T197">F2</text:span>, <text:span text:style-name="T197">F9</text:span>, <text:span text:style-name="T197">F10</text:span>, <text:span text:style-name="T197">F11</text:span>, <text:span text:style-name="T211">or </text:span><text:span text:style-name="T197">F12</text:span>.</text:p></text:note-body></text:note></text:span><text:span text:style-name="T116"> an</text:span><text:span text:style-name="T118"> </text:span><text:span text:style-name="Strong_20_Emphasis"><text:span text:style-name="T91"><text:user-field-get text:name="Distro">Ubuntu</text:user-field-get></text:span></text:span><text:span text:style-name="T119"><text:s/></text:span><text:span text:style-name="T92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T16">without modifying any files on the hard drive and also allows installation of </text:span><text:span text:style-name="Strong_20_Emphasis"><text:span text:style-name="T121"><text:user-field-get text:name="Distro">Ubuntu</text:user-field-get></text:span></text:span><text:span text:style-name="Strong_20_Emphasis"><text:span text:style-name="T121">.</text:span></text:span></text:p></text:note-body></text:note></text:span><text:span text:style-name="T116"> USB stick</text:span><text:span text:style-name="T56"><text:note text:id="ftn5" text:note-class="footnote"><text:note-citation>3</text:note-citation><text:note-body><text:p text:style-name="P68"><text:span text:style-name="Strong_20_Emphasis"><text:span text:style-name="T62">Create a bootable USB stick:<text:line-break/>Download a </text:span></text:span><text:span text:style-name="Strong_20_Emphasis"><text:span text:style-name="T67"><text:user-field-get text:name="Distro">Ubuntu</text:user-field-get></text:span></text:span><text:span text:style-name="Strong_20_Emphasis"><text:span text:style-name="T67"><text:s/>Server</text:span></text:span><text:span text:style-name="Strong_20_Emphasis"><text:span text:style-name="T65"> </text:span></text:span><text:span text:style-name="Strong_20_Emphasis"><text:span text:style-name="T67"><text:user-field-get text:name="Version">24.04</text:user-field-get></text:span></text:span><text:span text:style-name="Strong_20_Emphasis"><text:span text:style-name="T67"><text:s/></text:span></text:span><text:span text:style-name="Strong_20_Emphasis"><text:span text:style-name="T68">LTS </text:span></text:span><text:span text:style-name="Strong_20_Emphasis"><text:span text:style-name="T6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88">ubuntu.com/download</text:span></text:span></text:a><text:span text:style-name="Strong_20_Emphasis"><text:span text:style-name="T63">.</text:span></text:span></text:p><text:p text:style-name="P66"><text:span text:style-name="Strong_20_Emphasis"><text:span text:style-name="T62"><text:tab/></text:span></text:span><text:span text:style-name="Strong_20_Emphasis"><text:span text:style-name="T64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89">karelzimmer.nl/en</text:span></text:span></text:a><text:span text:style-name="Strong_20_Emphasis"><text:span text:style-name="T64">, under </text:span></text:span><text:span text:style-name="Strong_20_Emphasis"><text:span text:style-name="T69">Linux</text:span></text:span><text:span text:style-name="Strong_20_Emphasis"><text:span text:style-name="T64">.</text:span></text:span></text:p></text:note-body></text:note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79">Follow the instructions on the </text:span></text:span><text:span text:style-name="Strong_20_Emphasis"><text:span text:style-name="T80">installation </text:span></text:span><text:span text:style-name="Strong_20_Emphasis"><text:span text:style-name="T79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3">At</text:span><text:span text:style-name="T132"> </text:span><text:span text:style-name="Strong_20_Emphasis"><text:span text:style-name="T134">Profile setup</text:span></text:span><text:span text:style-name="Strong_20_Emphasis"><text:span text:style-name="T127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5">Enter</text:span><text:span text:style-name="T136"> </text:span><text:span text:style-name="Strong_20_Emphasis"><text:span text:style-name="T134">Your</text:span></text:span><text:span text:style-name="Strong_20_Emphasis"><text:span text:style-name="T137"> n</text:span></text:span><text:span text:style-name="Strong_20_Emphasis"><text:span text:style-name="T138">a</text:span></text:span><text:span text:style-name="Strong_20_Emphasis"><text:span text:style-name="T134">me</text:span></text:span><text:span text:style-name="Strong_20_Emphasis"><text:span text:style-name="T128"> </text:span></text:span><text:span text:style-name="Definition"><text:span text:style-name="T13">user</text:span></text:span><text:span text:style-name="Strong_20_Emphasis"><text:span text:style-name="T129">, <text:line-break/></text:span></text:span><text:span text:style-name="Strong_20_Emphasis"><text:span text:style-name="T134">Your server</text:span></text:span><text:span text:style-name="Strong_20_Emphasis"><text:span text:style-name="T141">'</text:span></text:span><text:span text:style-name="Strong_20_Emphasis"><text:span text:style-name="T142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8">,<text:line-break/></text:span></text:span><text:span text:style-name="Strong_20_Emphasis"><text:span text:style-name="T139">Pick a username</text:span></text:span><text:span text:style-name="Strong_20_Emphasis"><text:span text:style-name="T128"> </text:span></text:span><text:span text:style-name="Definition"><text:span text:style-name="T13">username</text:span></text:span><text:span text:style-name="Strong_20_Emphasis"><text:span text:style-name="T128">, </text:span></text:span><text:span text:style-name="Strong_20_Emphasis"><text:span text:style-name="T130">and</text:span></text:span><text:span text:style-name="Strong_20_Emphasis"><text:span text:style-name="T128"><text:line-break/></text:span></text:span><text:span text:style-name="Strong_20_Emphasis"><text:span text:style-name="T131">enter a </text:span></text:span><text:span text:style-name="Strong_20_Emphasis"><text:span text:style-name="T140">password</text:span></text:span><text:span text:style-name="Strong_20_Emphasis"><text:span text:style-name="T131"> twice</text:span></text:span><text:span text:style-name="Strong_20_Emphasis"><text:span text:style-name="T126">.</text:span></text:span></text:p>
          </table:table-cell>
        </table:table-row>
      </table:table>
      <text:p text:style-name="P70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4" draw:name="Vorm4_1" draw:style-name="gr1" draw:text-style-name="P81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8">Type: </text:span></text:span><text:span text:style-name="User_20_Entry"><text:span text:style-name="T187">wget -O- karelzimmer.nl/get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60"><draw:control text:anchor-type="as-char" draw:z-index="15" draw:name="Vorm4_ 1" draw:style-name="gr1" draw:text-style-name="P81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6"> 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5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5">Login any additional </text:span></text:span><text:span text:style-name="Definition"><text:span text:style-name="T190">USER</text:span></text:span><text:span text:style-name="User_20_Entry"><text:span text:style-name="T74">s </text:span></text:span><text:span text:style-name="User_20_Entry"><text:span text:style-name="T75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9" draw:name="Vorm4_ 5" draw:style-name="gr1" draw:text-style-name="P81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0" draw:name="Vorm4_ 6" draw:style-name="gr1" draw:text-style-name="P81" svg:width="0.35cm" svg:height="0.35cm" draw:control="control19"/></text:span></text:span></text:p>
          </table:table-cell>
          <table:table-cell table:style-name="Tabel2.D3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1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4">End of checklist,</text:span><text:span text:style-name="T125"> </text:span><text:span text:style-name="Strong_20_Emphasis"><text:span text:style-name="T89"><text:user-field-get text:name="Distro">Ubuntu</text:user-field-get></text:span></text:span><text:span text:style-name="T123"><text:s/></text:span><text:span text:style-name="T122"><text:user-field-get text:name="Version">24.04</text:user-field-get></text:span><text:span text:style-name="T122"><text:s/></text:span><text:span text:style-name="Strong_20_Emphasis"><text:span text:style-name="T90">Server</text:span></text:span><text:span text:style-name="Strong_20_Emphasis"><text:span text:style-name="T57"> </text:span></text:span><text:span text:style-name="T124">installation is complete.</text:span></text:p>
      <text:p text:style-name="P24"/>
      <text:p text:style-name="P18"><text:span text:style-name="Emphasis"><text:span text:style-name="T203">Written</text:span></text:span><text:span text:style-name="Emphasis"><text:span text:style-name="T204"> </text:span></text:span><text:span text:style-name="Emphasis"><text:span text:style-name="T203">by</text:span></text:span><text:span text:style-name="Emphasis"><text:span text:style-name="T20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5">.</text:span></text:span></text:p>
      <text:p text:style-name="P19"><text:span text:style-name="Emphasis"><text:span text:style-name="T208">License </text:span></text:span><text:span text:style-name="Emphasis"><text:span text:style-name="T206">C</text:span></text:span><text:span text:style-name="Emphasis"><text:span text:style-name="T207">C0</text:span></text:span><text:span text:style-name="Emphasis"><text:span text:style-name="T205"> 1.0</text:span></text:span><text:span text:style-name="Emphasis"><text:span text:style-name="T209"> </text:span></text:span><text:span text:style-name="Emphasis"><text:span text:style-name="T20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9"><text:s/></text:span></text:span><text:span text:style-name="Emphasis"><text:span text:style-name="T20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7-23T10:35:59.374306770">23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0:35:59.200887123</dc:date>
    <meta:keyword>Installatie</meta:keyword>
    <meta:keyword>Checklist</meta:keyword>
    <meta:keyword>Linux</meta:keyword>
    <meta:editing-cycles>6914</meta:editing-cycles>
    <meta:editing-duration>P12DT3H28M31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7" meta:character-count="2345" meta:non-whitespace-character-count="1979"/>
    <meta:user-defined meta:name="Info 1"/>
    <meta:user-defined meta:name="Info 2"/>
    <meta:user-defined meta:name="Info 3"/>
    <meta:user-defined meta:name="Info 4"/>
  </office:meta>
</office:document-meta>
</file>